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4c47fb" officeooo:paragraph-rsid="02f8d738"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2f968c" officeooo:paragraph-rsid="02f8d738"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38a845" officeooo:paragraph-rsid="02f8d738" style:font-size-asian="12pt" style:font-weight-asian="normal"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d44298" officeooo:paragraph-rsid="02f8d738" style:font-size-asian="10.5pt" style:font-weight-asian="normal"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49245e" officeooo:paragraph-rsid="02f8d738"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4d1ea4" officeooo:paragraph-rsid="02f8d738" style:font-weight-asian="bold" style:font-weight-complex="bold"/>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d44298" officeooo:paragraph-rsid="02f8d738" style:font-weight-asian="bold" style:font-weight-complex="bold"/>
    </style:style>
    <style:style style:name="P11" style:family="paragraph" style:parent-style-name="Standard">
      <style:paragraph-properties fo:margin-top="0in" fo:margin-bottom="0in" loext:contextual-spacing="false" fo:line-height="150%" fo:text-align="center" style:justify-single-word="false"/>
      <style:text-properties style:font-name="Times New Roman" fo:font-size="16pt" fo:font-weight="bold" officeooo:rsid="0349245e" officeooo:paragraph-rsid="02f8d738" style:font-size-asian="16pt" style:font-weight-asian="bold" style:font-size-complex="16pt" style:font-weight-complex="bold"/>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officeooo:paragraph-rsid="02f8d738"/>
    </style:style>
    <style:style style:name="P13" style:family="paragraph" style:parent-style-name="Standard">
      <style:paragraph-properties fo:margin-top="0in" fo:margin-bottom="0in" loext:contextual-spacing="false" fo:line-height="150%" fo:text-align="justify" style:justify-single-word="false"/>
      <style:text-properties style:font-name="Times New Roman" officeooo:rsid="034bc0d1" officeooo:paragraph-rsid="02f8d738"/>
    </style:style>
    <style:style style:name="P14" style:family="paragraph" style:parent-style-name="Standard">
      <style:paragraph-properties fo:margin-top="0in" fo:margin-bottom="0in" loext:contextual-spacing="false" fo:line-height="150%" fo:text-align="justify" style:justify-single-word="false"/>
      <style:text-properties fo:font-size="12pt" fo:font-weight="normal" officeooo:rsid="03bfece7" officeooo:paragraph-rsid="02f8d738" style:font-weight-asian="normal" style:font-weight-complex="normal"/>
    </style:style>
    <style:style style:name="P15" style:family="paragraph" style:parent-style-name="Standard">
      <style:paragraph-properties fo:margin-top="0in" fo:margin-bottom="0in" loext:contextual-spacing="false" fo:line-height="150%" fo:text-align="justify" style:justify-single-word="false"/>
      <style:text-properties fo:font-size="12pt" fo:font-weight="normal" officeooo:rsid="03c5e744" officeooo:paragraph-rsid="02f8d738" style:font-weight-asian="normal" style:font-weight-complex="normal"/>
    </style:style>
    <style:style style:name="P16"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2481b0d" officeooo:paragraph-rsid="02f8d738" style:font-size-asian="12pt" style:font-weight-asian="normal" style:font-name-complex="Times New Roman1" style:font-size-complex="12pt" style:font-weight-complex="normal"/>
    </style:style>
    <style:style style:name="P17" style:family="paragraph" style:parent-style-name="Standard" style:master-page-name="Standard">
      <style:paragraph-properties fo:margin-top="0in" fo:margin-bottom="0in" loext:contextual-spacing="false" fo:line-height="150%" fo:text-align="center" style:justify-single-word="false" style:page-number="70" fo:break-before="page"/>
      <style:text-properties style:font-name="Times New Roman" fo:font-size="16pt" fo:font-weight="bold" officeooo:rsid="0349245e" officeooo:paragraph-rsid="02f8d738" style:font-size-asian="16pt" style:font-weight-asian="bold" style:font-size-complex="16pt" style:font-weight-complex="bold"/>
    </style:style>
    <style:style style:name="P18" style:family="paragraph" style:parent-style-name="Standard">
      <style:paragraph-properties fo:margin-top="0in" fo:margin-bottom="0in" loext:contextual-spacing="false" fo:line-height="150%" fo:text-align="justify" style:justify-single-word="false"/>
      <style:text-properties fo:font-size="12pt" fo:font-weight="normal" officeooo:rsid="03c5e744" officeooo:paragraph-rsid="02f8d738" style:font-weight-asian="normal" style:font-weight-complex="normal"/>
    </style:style>
    <style:style style:name="P19"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cb457e" officeooo:paragraph-rsid="02f8d738" style:font-size-asian="14pt" style:font-weight-asian="bold" style:font-size-complex="14pt" style:font-weight-complex="bold"/>
    </style:style>
    <style:style style:name="P2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d44298" officeooo:paragraph-rsid="02ff7958" style:font-size-asian="10.5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officeooo:rsid="0349245e" style:font-size-asian="12pt" style:font-size-complex="12pt"/>
    </style:style>
    <style:style style:name="T3" style:family="text">
      <style:text-properties fo:font-size="12pt" officeooo:rsid="0015695e" style:font-size-asian="12pt" style:font-size-complex="12pt"/>
    </style:style>
    <style:style style:name="T4" style:family="text">
      <style:text-properties fo:font-size="12pt" officeooo:rsid="034c47fb" style:font-size-asian="12pt" style:font-size-complex="12pt"/>
    </style:style>
    <style:style style:name="T5" style:family="text">
      <style:text-properties fo:font-size="12pt" officeooo:rsid="04438c24" style:font-size-asian="12pt" style:font-size-complex="12pt"/>
    </style:style>
    <style:style style:name="T6" style:family="text">
      <style:text-properties fo:font-size="12pt" officeooo:rsid="016065d2" style:font-size-asian="12pt" style:font-size-complex="12pt"/>
    </style:style>
    <style:style style:name="T7" style:family="text">
      <style:text-properties fo:font-size="12pt" fo:font-weight="normal" officeooo:rsid="0349245e" style:font-size-asian="10.5pt" style:font-weight-asian="normal" style:font-size-complex="12pt" style:font-weight-complex="normal"/>
    </style:style>
    <style:style style:name="T8" style:family="text">
      <style:text-properties fo:font-size="12pt" fo:font-weight="normal" officeooo:rsid="01059c3b" style:font-size-asian="10.5pt" style:font-weight-asian="normal" style:font-size-complex="12pt" style:font-weight-complex="normal"/>
    </style:style>
    <style:style style:name="T9" style:family="text">
      <style:text-properties fo:font-size="12pt" fo:font-weight="normal" officeooo:rsid="0338a845" style:font-size-asian="12pt" style:font-weight-asian="normal" style:font-size-complex="12pt" style:font-weight-complex="normal"/>
    </style:style>
    <style:style style:name="T10" style:family="text">
      <style:text-properties fo:font-size="12pt" fo:font-weight="normal" officeooo:rsid="04438c24" style:font-size-asian="12pt" style:font-weight-asian="normal" style:font-size-complex="12pt" style:font-weight-complex="normal"/>
    </style:style>
    <style:style style:name="T11" style:family="text">
      <style:text-properties fo:font-size="12pt" fo:font-weight="normal" officeooo:rsid="03398c57" style:font-size-asian="12pt" style:font-weight-asian="normal" style:font-size-complex="12pt" style:font-weight-complex="normal"/>
    </style:style>
    <style:style style:name="T12" style:family="text">
      <style:text-properties style:font-name="Times New Roman" style:font-size-asian="12pt" style:font-size-complex="12pt"/>
    </style:style>
    <style:style style:name="T13" style:family="text">
      <style:text-properties style:font-name="Times New Roman" officeooo:rsid="03e72267" style:font-size-asian="12pt" style:font-size-complex="12pt"/>
    </style:style>
    <style:style style:name="T14" style:family="text">
      <style:text-properties style:font-name="Times New Roman" officeooo:rsid="00111ddd" style:font-size-asian="12pt" style:font-size-complex="12pt"/>
    </style:style>
    <style:style style:name="T15" style:family="text">
      <style:text-properties style:font-name="Times New Roman" officeooo:rsid="03c08c25" style:font-size-asian="12pt" style:font-size-complex="12pt"/>
    </style:style>
    <style:style style:name="T16" style:family="text">
      <style:text-properties style:font-name="Times New Roman" officeooo:rsid="03e31d75" style:font-size-asian="12pt" style:font-size-complex="12pt"/>
    </style:style>
    <style:style style:name="T17" style:family="text">
      <style:text-properties style:font-name="Times New Roman" officeooo:rsid="042f968c" style:font-size-asian="12pt" style:font-size-complex="12pt"/>
    </style:style>
    <style:style style:name="T18" style:family="text">
      <style:text-properties style:font-name="Times New Roman" officeooo:rsid="016d013f" style:font-size-asian="12pt" style:font-size-complex="12pt"/>
    </style:style>
    <style:style style:name="T19" style:family="text">
      <style:text-properties style:font-name="Times New Roman" officeooo:rsid="034bc0d1" style:font-size-asian="12pt" style:font-size-complex="12pt"/>
    </style:style>
    <style:style style:name="T20" style:family="text">
      <style:text-properties style:font-name="Times New Roman" officeooo:rsid="02ff7958" style:font-size-asian="12pt" style:font-size-complex="12pt"/>
    </style:style>
    <style:style style:name="T21" style:family="text">
      <style:text-properties style:font-name="Times New Roman" officeooo:rsid="0300ecd3" style:font-size-asian="12pt" style:font-size-complex="12pt"/>
    </style:style>
    <style:style style:name="T22" style:family="text">
      <style:text-properties officeooo:rsid="042bb6ff"/>
    </style:style>
    <style:style style:name="T23" style:family="text">
      <style:text-properties officeooo:rsid="03d99594"/>
    </style:style>
    <style:style style:name="T24" style:family="text">
      <style:text-properties officeooo:rsid="03d691c8"/>
    </style:style>
    <style:style style:name="T25" style:family="text">
      <style:text-properties officeooo:rsid="001057bc"/>
    </style:style>
    <style:style style:name="T26" style:family="text">
      <style:text-properties fo:font-style="italic" officeooo:rsid="001057bc" style:font-style-asian="italic" style:font-style-complex="italic"/>
    </style:style>
    <style:style style:name="T27" style:family="text">
      <style:text-properties officeooo:rsid="02183890"/>
    </style:style>
    <style:style style:name="T28" style:family="text">
      <style:text-properties officeooo:rsid="02ff7958"/>
    </style:style>
    <style:style style:name="T29" style:family="text">
      <style:text-properties officeooo:rsid="0300ec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oft-page-break/><text:span text:style-name="T22">CHAPTER</text:span> 5</text:p>
      <text:p text:style-name="P11">CONCLUSION, LIMITATION AND FURTHER EXTENSION</text:p>
      <text:p text:style-name="P8"/>
      <text:p text:style-name="P19">5.1 <text:tab/>Conclusion</text:p>
      <text:p text:style-name="P20"><text:tab/>Over the years of research, it has been possible to design and/or model many real world hard problem as a finite domain of constraint satisfaction problem. Therefore, the development of effective solution techniques for CSPs is an important research problem.</text:p>
      <text:p text:style-name="P12"><text:span text:style-name="T7"><text:tab/></text:span><text:span text:style-name="T8">The goal of this dissertation has been to define and evaluate algorithms that combine several effective techniques. </text:span><text:span text:style-name="T7">In this </text:span><text:span text:style-name="T8">study</text:span><text:span text:style-name="T7">, </text:span><text:span text:style-name="T1">six variants of backtracking algorithm</text:span><text:span text:style-name="T6">s</text:span><text:span text:style-name="T1"> under the CSP </text:span><text:span text:style-name="T2">techniques have been compared </text:span><text:span text:style-name="T3">and one backjumping algorithm </text:span><text:span text:style-name="T6">has</text:span><text:span text:style-name="T3"> been implemented</text:span><text:span text:style-name="T2">. </text:span></text:p>
      <text:p text:style-name="P13"><text:span text:style-name="T4"><text:tab/></text:span><text:span text:style-name="T5">T</text:span><text:span text:style-name="T9">he experimentation environment, evaluation criteria and CSP instances </text:span><text:span text:style-name="T10">has been </text:span><text:span text:style-name="T9">used to conduct </text:span><text:span text:style-name="T11">this experimental study. A very clear picture has been given on how the environment is set up to conduct the experiment and how the performance is evaluated. Empirical results on the relative performances of these algorithms have been provided. An analysis of the experimental result is also given. </text:span></text:p>
      <text:p text:style-name="P4"><text:tab/>All the algorithms <text:span text:style-name="T28">except BJ</text:span> are actually based on backtracking algorithm. They have been added inference methods, constraint propagation methods or ordering heuristics. <text:span text:style-name="T29">BJ uses the conflict set in checking legal assignment. </text:span>All the implemented algorithms have been executed and compiled ten times, and then the mean value of the run time has taken to provide the benchmarking.</text:p>
      <text:p text:style-name="P4"/>
      <text:p text:style-name="P9"><text:span text:style-name="T23">5.2 <text:tab/></text:span>Limitations</text:p>
      <text:p text:style-name="P14"><text:span text:style-name="T12"><text:tab/></text:span><text:span text:style-name="T13">This N-Queen</text:span><text:span text:style-name="T14">s</text:span><text:span text:style-name="T13"> </text:span><text:span text:style-name="T12">simulator can show up to 100 x 100 board size due to the difficulty of representation as the square board is too big to show. </text:span><text:span text:style-name="T15">The heuristic method doesn’t help in finding all solutions of CSP. </text:span></text:p>
      <text:p text:style-name="P15"><text:span text:style-name="T15"><text:tab/>B</text:span><text:span text:style-name="T12">T algorithm does not produce N-Queens that is greater than N=29 according to the result. This is because of the memory limitation in </text:span><text:span text:style-name="T16">Java</text:span><text:span text:style-name="T17">. </text:span><text:span text:style-name="T18">Moreover, backjumping algorithm needs enhancement to find all solutions of CSP</text:span><text:span text:style-name="T17">. </text:span></text:p>
      <text:p text:style-name="P15"><text:span text:style-name="T19"><text:tab/></text:span><text:span text:style-name="T20">Simulation with algorithm hangs when the board size is large. This is not the </text:span><text:soft-page-break/><text:span text:style-name="T20">fault of algorithm but the fault of limitation of memory. </text:span><text:span text:style-name="T21">Moreover, this simulator needs JDK_Version_1.8.0 or higher. <text:s/></text:span></text:p>
      <text:p text:style-name="P5"/>
      <text:p text:style-name="P10"><text:span text:style-name="T23">5.3 <text:tab/></text:span>Future Work</text:p>
      <text:p text:style-name="P7"><text:tab/><text:span text:style-name="T24">The proposed work had not been able to combine every CSP technique that has been practised and offered by researchers to solve such disciplinary problems, which is aimed to amalgamate in future.</text:span></text:p>
      <text:p text:style-name="P7"><text:tab/><text:span text:style-name="T27">Furthermore, adding heuristic and inference methods on BJ algorithm will be carried on future work. Moreover, finding all solutions of BJ algorithm have not been worked since original author only described single solution of BJ and most of the research papers don’t clearly described all solutions with BJ.</text:span></text:p>
      <text:p text:style-name="P6"><text:tab/><text:span text:style-name="T25">Currently, most significant papers on CSPs appear in the journal of </text:span><text:span text:style-name="T26">Artificial Intelligence</text:span><text:span text:style-name="T25"> and the journal of </text:span><text:span text:style-name="T26">Constraints</text:span><text:span text:style-name="T25">. The primary conference in this area is called the International Conference on Principles and Practice of Constraint Programming (CP). The International Joint Conference on Artificial Intelligence (IJCAI) and AAAI Conference on Artificial Intelligence are other important ones. In this manner, adding more advanced comparison and in-depth analysis from these latest papers is highly expected.</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1" style:font-family-complex="Symbol" style:font-family-generic-complex="system" style:font-pitch-complex="variable" style:font-size-complex="12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fo:font-family="'Courier New'" style:font-style-name="Regular"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fo:font-family="'Courier New'" style:font-style-name="Regular" style:font-pitch="fixed"/>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fo:font-family="'Courier New'" style:font-style-name="Regular" style:font-pitch="fixed"/>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1</text:page-number></text:p>
        <text:p text:style-name="MP2"/>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8T09:57:33.980645979</dc:date>
    <meta:editing-duration>P2DT3H53M53S</meta:editing-duration>
    <meta:editing-cycles>456</meta:editing-cycles>
    <meta:generator>LibreOffice/6.2.3.2$Linux_X86_64 LibreOffice_project/aecc05fe267cc68dde00352a451aa867b3b546ac</meta:generator>
    <meta:document-statistic meta:table-count="0" meta:image-count="0" meta:object-count="0" meta:page-count="3" meta:paragraph-count="17" meta:word-count="470" meta:character-count="3049" meta:non-whitespace-character-count="2577"/>
  </office:meta>
</office:document-meta>
</file>